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2cm" fo:min-width="3.172cm"/>
    </style:style>
    <style:style style:name="gr2" style:family="graphic" style:parent-style-name="standard">
      <style:graphic-properties draw:textarea-horizontal-align="justify" draw:textarea-vertical-align="middle" draw:auto-grow-height="false" fo:min-height="1.219cm" fo:min-width="3.17cm"/>
    </style:style>
    <style:style style:name="gr3" style:family="graphic" style:parent-style-name="standard">
      <style:graphic-properties draw:textarea-horizontal-align="justify" draw:textarea-vertical-align="middle" draw:auto-grow-height="false" fo:min-height="1.218cm" fo:min-width="3.172cm"/>
    </style:style>
    <style:style style:name="gr4" style:family="graphic" style:parent-style-name="standard">
      <style:graphic-properties draw:textarea-horizontal-align="justify" draw:textarea-vertical-align="middle" draw:auto-grow-height="false" fo:min-height="1.219cm" fo:min-width="3.171cm"/>
    </style:style>
    <style:style style:name="gr5" style:family="graphic" style:parent-style-name="standard">
      <style:graphic-properties draw:marker-end="Arrow" draw:textarea-vertical-align="middle"/>
    </style:style>
    <style:style style:name="gr6" style:family="graphic" style:parent-style-name="standard">
      <style:graphic-properties draw:opacity="0%" draw:textarea-horizontal-align="justify" draw:textarea-vertical-align="middle" draw:auto-grow-height="false" fo:min-height="9.099cm" fo:min-width="12.791cm"/>
    </style:style>
    <style:style style:name="gr7" style:family="graphic" style:parent-style-name="standard">
      <style:graphic-properties draw:textarea-horizontal-align="justify" draw:textarea-vertical-align="middle" draw:auto-grow-height="false" fo:min-height="1.22cm" fo:min-width="3.171cm"/>
    </style:style>
    <style:style style:name="gr8" style:family="graphic" style:parent-style-name="standard">
      <style:graphic-properties draw:textarea-horizontal-align="justify" draw:textarea-vertical-align="middle" draw:auto-grow-height="false" fo:min-height="1.219cm" fo:min-width="3.172cm"/>
    </style:style>
    <style:style style:name="gr9" style:family="graphic" style:parent-style-name="standard">
      <style:graphic-properties draw:stroke="none" svg:stroke-color="#000000" draw:fill="none" draw:fill-color="#ffffff" fo:min-height="2.0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3cm" fo:min-width="14.009cm"/>
    </style:style>
    <style:style style:name="P1" style:family="paragraph">
      <style:paragraph-properties fo:text-align="center"/>
      <style:text-properties fo:font-size="15pt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opacity="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3.672cm" svg:height="1.47cm" svg:x="7.247cm" svg:y="9.952cm">
          <text:p text:style-name="P1">Codificación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1" xml:id="id2" draw:id="id2" draw:layer="layout" svg:width="3.67cm" svg:height="1.469cm" svg:x="4.311cm" svg:y="7.658cm">
          <text:p text:style-name="P1">Diseñ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" draw:id="id1" draw:layer="layout" svg:width="3.672cm" svg:height="1.468cm" svg:x="1.638cm" svg:y="5.361cm">
          <text:p text:style-name="P2"><text:span text:style-name="T1">Análi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4" draw:id="id4" draw:layer="layout" svg:width="3.671cm" svg:height="1.469cm" svg:x="10.276cm" svg:y="12.339cm">
          <text:p text:style-name="P1">Prueba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5.31cm" svg:y1="6.095cm" svg:x2="6.146cm" svg:y2="7.658cm" draw:start-shape="id1" draw:start-glue-point="1" draw:end-shape="id2" draw:end-glue-point="0" svg:d="M5310 6095h836v1563" svg:viewBox="0 0 837 1564">
          <text:p/>
        </draw:connector>
        <draw:connector draw:style-name="gr5" draw:text-style-name="P1" draw:layer="layout" svg:x1="7.981cm" svg:y1="8.392cm" svg:x2="9.083cm" svg:y2="9.952cm" draw:start-shape="id2" draw:start-glue-point="1" draw:end-shape="id3" draw:end-glue-point="0" svg:d="M7981 8392h1102v1560" svg:viewBox="0 0 1103 1561">
          <text:p/>
        </draw:connector>
        <draw:connector draw:style-name="gr5" draw:text-style-name="P1" draw:layer="layout" svg:x1="10.919cm" svg:y1="10.687cm" svg:x2="12.111cm" svg:y2="12.339cm" draw:start-shape="id3" draw:start-glue-point="1" draw:end-shape="id4" draw:end-glue-point="0" svg:d="M10919 10687h1192v1652" svg:viewBox="0 0 1193 1653">
          <text:p/>
        </draw:connector>
        <draw:custom-shape draw:style-name="gr6" draw:text-style-name="P3" xml:id="id9" draw:id="id9" draw:layer="layout" svg:width="13.291cm" svg:height="9.349cm" svg:x="1.3cm" svg:y="4.9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7" draw:id="id7" draw:layer="layout" svg:width="3.671cm" svg:height="1.47cm" svg:x="21.102cm" svg:y="9.952cm">
          <text:p text:style-name="P1">Codificación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1" xml:id="id6" draw:id="id6" draw:layer="layout" svg:width="3.67cm" svg:height="1.469cm" svg:x="18.166cm" svg:y="7.658cm">
          <text:p text:style-name="P1">Diseñ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5" draw:id="id5" draw:layer="layout" svg:width="3.672cm" svg:height="1.468cm" svg:x="15.492cm" svg:y="5.361cm">
          <text:p text:style-name="P2"><text:span text:style-name="T1">Análi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8" draw:id="id8" draw:layer="layout" svg:width="3.672cm" svg:height="1.469cm" svg:x="24.131cm" svg:y="12.339cm">
          <text:p text:style-name="P1">Prueba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9.164cm" svg:y1="6.095cm" svg:x2="20.001cm" svg:y2="7.658cm" draw:start-shape="id5" draw:start-glue-point="1" draw:end-shape="id6" draw:end-glue-point="0" svg:d="M19164 6095h837v1563" svg:viewBox="0 0 838 1564">
          <text:p/>
        </draw:connector>
        <draw:connector draw:style-name="gr5" draw:text-style-name="P1" draw:layer="layout" svg:x1="21.836cm" svg:y1="8.392cm" svg:x2="22.937cm" svg:y2="9.952cm" draw:start-shape="id6" draw:start-glue-point="1" draw:end-shape="id7" draw:end-glue-point="0" svg:d="M21836 8392h1101v1560" svg:viewBox="0 0 1102 1561">
          <text:p/>
        </draw:connector>
        <draw:connector draw:style-name="gr5" draw:text-style-name="P1" draw:layer="layout" svg:x1="24.773cm" svg:y1="10.687cm" svg:x2="25.967cm" svg:y2="12.339cm" draw:start-shape="id7" draw:start-glue-point="1" draw:end-shape="id8" draw:end-glue-point="0" svg:d="M24773 10687h1194v1652" svg:viewBox="0 0 1195 1653">
          <text:p/>
        </draw:connector>
        <draw:custom-shape draw:style-name="gr6" draw:text-style-name="P3" draw:layer="layout" svg:width="13.291cm" svg:height="9.349cm" svg:x="15.155cm" svg:y="4.91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line-skew="2.341cm" svg:x1="7.945cm" svg:y1="14.259cm" svg:x2="17.328cm" svg:y2="6.829cm" draw:start-shape="id9" draw:start-glue-point="2" draw:end-shape="id5" svg:d="M7945 14259v2841h9383v-10271" svg:viewBox="0 0 9384 10272">
          <text:p/>
        </draw:connector>
        <draw:frame draw:style-name="gr9" draw:text-style-name="P5" draw:layer="layout" svg:width="6.42cm" svg:height="2.253cm" svg:x="9.6cm" svg:y="15.2cm">
          <draw:text-box>
            <text:p text:style-name="P4">Versión 1</text:p>
            <text:p text:style-name="P4">Funcionalidad 1</text:p>
          </draw:text-box>
        </draw:frame>
        <draw:frame draw:style-name="gr10" draw:text-style-name="P5" draw:layer="layout" svg:width="15.595cm" svg:height="1.083cm" svg:x="8.205cm" svg:y="3.217cm">
          <draw:text-box>
            <text:p text:style-name="P4">Enfoque de desarrollo incremental del Proyect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P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1T16:16:04.147724983</meta:creation-date>
    <dc:date>2018-11-01T16:34:14.465425740</dc:date>
    <meta:editing-duration>PT18M10S</meta:editing-duration>
    <meta:editing-cycles>5</meta:editing-cycles>
    <meta:generator>LibreOffice/6.0.5.2$MacOSX_X86_64 LibreOffice_project/54c8cbb85f300ac59db32fe8a675ff7683cd5a16</meta:generator>
    <meta:document-statistic meta:object-count="19"/>
  </office:meta>
</office:document-meta>
</file>